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26813" officeooo:paragraph-rsid="00126813" style:font-size-asian="15.75pt" style:font-size-complex="18pt"/>
    </style:style>
    <style:style style:name="P3" style:family="paragraph" style:parent-style-name="Standard">
      <style:text-properties fo:font-size="18pt" officeooo:rsid="00147aa6" officeooo:paragraph-rsid="00147aa6" style:font-size-asian="15.75pt" style:font-size-complex="18pt"/>
    </style:style>
    <style:style style:name="P4" style:family="paragraph" style:parent-style-name="Standard">
      <style:text-properties fo:font-size="18pt" officeooo:rsid="001e947f" officeooo:paragraph-rsid="001e947f" style:font-size-asian="15.75pt" style:font-size-complex="18pt"/>
    </style:style>
    <style:style style:name="P5" style:family="paragraph" style:parent-style-name="Standard">
      <style:text-properties fo:font-size="18pt" fo:font-weight="bold" officeooo:rsid="00169b80" officeooo:paragraph-rsid="00169b80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color="#c9211e" fo:font-size="18pt" fo:font-weight="bold" officeooo:rsid="000f9adb" officeooo:paragraph-rsid="000f9adb" style:font-size-asian="15.75pt" style:font-weight-asian="bold" style:font-size-complex="18pt" style:font-weight-complex="bold"/>
    </style:style>
    <style:style style:name="P9" style:family="paragraph" style:parent-style-name="Text_20_body">
      <style:text-properties officeooo:paragraph-rsid="0020913a"/>
    </style:style>
    <style:style style:name="P10" style:family="paragraph" style:list-style-name="L1"/>
    <style:style style:name="T1" style:family="text">
      <style:text-properties fo:font-variant="normal" fo:text-transform="none" style:font-name="Inter" fo:font-size="12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loext:padding="0cm" loext:border="none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size-asian="18pt"/>
    </style:style>
    <style:style style:name="T9" style:family="text">
      <style:text-properties style:font-size-asian="18pt" loext:padding="0cm" loext:border="none"/>
    </style:style>
    <style:style style:name="T10" style:family="text">
      <style:text-properties fo:color="#4ec9b0" style:font-name="Droid Sans Mono" fo:font-size="18pt" fo:font-weight="bold" fo:background-color="#1f1f1f" loext:char-shading-value="0" style:font-size-asian="18pt" style:font-weight-asian="bold" style:font-size-complex="18pt" style:font-weight-complex="bold"/>
    </style:style>
    <style:style style:name="T11" style:family="text">
      <style:text-properties fo:color="#cccccc" style:font-name="Droid Sans Mono" fo:font-size="18pt" fo:font-weight="bold" fo:background-color="#1f1f1f" loext:char-shading-value="0" style:font-size-asian="18pt" style:font-weight-asian="bold" style:font-size-complex="18pt" style:font-weight-complex="bold"/>
    </style:style>
    <style:style style:name="T12" style:family="text">
      <style:text-properties fo:color="#4fc1ff" style:font-name="Droid Sans Mono" fo:font-size="18pt" fo:font-weight="bold" fo:background-color="#1f1f1f" loext:char-shading-value="0" style:font-size-asian="18pt" style:font-weight-asian="bold" style:font-size-complex="18pt" style:font-weight-complex="bold"/>
    </style:style>
    <style:style style:name="T13" style:family="text">
      <style:text-properties fo:color="#9cdcfe"/>
    </style:style>
    <style:style style:name="T14" style:family="text">
      <style:text-properties fo:color="#d4d4d4"/>
    </style:style>
    <style:style style:name="T15" style:family="text">
      <style:text-properties fo:color="#ce9178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dcdca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rraform Workspaces</text:p>
      <text:p text:style-name="Standard"><text:span text:style-name="T7">When we start off and create a configuration in </text:span><text:span text:style-name="Source_20_Text"><text:span text:style-name="T7">terraform</text:span></text:span><text:span text:style-name="T7">, what is the workspace that is created, to begin with?</text:span></text:p>
      <text:p text:style-name="P2">defaut</text:p>
      <text:p text:style-name="P1"/>
      <text:p text:style-name="Standard"><text:span text:style-name="T7">Navigate to the configuration directory </text:span><text:span text:style-name="Source_20_Text"><text:span text:style-name="T7">/root/terraform-projects/project-sapphire</text:span></text:span><text:span text:style-name="T7">. We have a few configuration files already created here. How may </text:span><text:span text:style-name="Source_20_Text"><text:span text:style-name="T7">workspaces </text:span></text:span><text:span text:style-name="T7">are created for this configuration currently?</text:span></text:p>
      <text:p text:style-name="P3">1</text:p>
      <text:p text:style-name="P1"/>
      <text:p text:style-name="Standard"><text:span text:style-name="T7">Create three new workspaces called </text:span><text:span text:style-name="Source_20_Text"><text:span text:style-name="T7">us-payroll</text:span></text:span><text:span text:style-name="T7">, </text:span><text:span text:style-name="Source_20_Text"><text:span text:style-name="T7">uk-payroll </text:span></text:span><text:span text:style-name="T7">and </text:span><text:span text:style-name="Source_20_Text"><text:span text:style-name="T7">india-payroll</text:span></text:span><text:span text:style-name="T7">.</text:span></text:p>
      <text:p text:style-name="Standard"><text:span text:style-name="Source_20_Text"><text:span text:style-name="T6"/></text:span></text:p>
      <text:p text:style-name="Standard"><text:span text:style-name="Source_20_Text"><text:span text:style-name="T6">terraform workspace new us-payroll</text:span></text:span><text:span text:style-name="T6"><text:line-break/></text:span><text:span text:style-name="Source_20_Text"><text:span text:style-name="T6">terraform workspace new uk-payroll</text:span></text:span><text:span text:style-name="T6"><text:line-break/></text:span><text:span text:style-name="Source_20_Text"><text:span text:style-name="T6">terraform workspace new india-payroll</text:span></text:span></text:p>
      <text:p text:style-name="P1"/>
      <text:p text:style-name="P5">Now, go to us-payroll workspace.</text:p>
      <text:p text:style-name="P1">terraform workspace select us-payroll </text:p>
      <text:p text:style-name="P1"/>
      <text:p text:style-name="Text_20_body"><text:span text:style-name="T7">Where would the state file for the workspace called </text:span><text:span text:style-name="Source_20_Text"><text:span text:style-name="T7">india-payroll </text:span></text:span><text:span text:style-name="T7">be stored??</text:span></text:p>
      <text:p text:style-name="Text_20_body"><text:span text:style-name="T7">Choose the correct path relative to the current configuration directory (</text:span><text:span text:style-name="Source_20_Text"><text:span text:style-name="T7">/root/terraform-projects/project-sapphire</text:span></text:span><text:span text:style-name="T7">)</text:span></text:p>
      <text:p text:style-name="P1"/>
      <text:p text:style-name="Standard"><text:span text:style-name="T7">Let's now write the </text:span><text:span text:style-name="Source_20_Text"><text:span text:style-name="T7">main.tf </text:span></text:span><text:span text:style-name="T7">file to make use of the same module that we saw in the </text:span><text:span text:style-name="Source_20_Text"><text:span text:style-name="T7">terraform modules </text:span></text:span><text:span text:style-name="T7">lecture.<text:line-break/>The </text:span><text:span text:style-name="Source_20_Text"><text:span text:style-name="T7">project-sapphire </text:span></text:span><text:span text:style-name="T7">configuration directory will be used to deploy the same payroll application stack in different regions.<text:line-break/></text:span><text:soft-page-break/><text:span text:style-name="T7"><text:line-break/>The module is located at the path </text:span><text:span text:style-name="Source_20_Text"><text:span text:style-name="T7">/root/terraform-projects/modules/payroll-app</text:span></text:span><text:span text:style-name="T7">.</text:span></text:p>
      <text:p text:style-name="P7">variable "app_region" {</text:p>
      <text:p text:style-name="P7">default = "us-east-1"</text:p>
      <text:p text:style-name="P7">}</text:p>
      <text:p text:style-name="P7">variable "ami" {</text:p>
      <text:p text:style-name="P7">type = string</text:p>
      <text:p text:style-name="P7">default = "ami-24e140119877avm"</text:p>
      <text:p text:style-name="P7">}</text:p>
      <text:p text:style-name="P7">variable "bucket" {</text:p>
      <text:p text:style-name="P7">default = "flexit-payroll-alpha-22001c"</text:p>
      <text:p text:style-name="P7">}</text:p>
      <text:p text:style-name="P6"/>
      <text:p text:style-name="Standard"><text:span text:style-name="T7">What is the default value of the </text:span><text:span text:style-name="Source_20_Text"><text:span text:style-name="T7">key </text:span></text:span><text:span text:style-name="T7">called </text:span><text:span text:style-name="Source_20_Text"><text:span text:style-name="T7">india-payroll </text:span></text:span><text:span text:style-name="T7">for the variable </text:span><text:span text:style-name="Source_20_Text"><text:span text:style-name="T7">region</text:span></text:span><text:span text:style-name="T7">?</text:span></text:p>
      <text:p text:style-name="P1"/>
      <text:p text:style-name="Standard"><text:span text:style-name="T7">What is the default value of the </text:span><text:span text:style-name="Source_20_Text"><text:span text:style-name="T7">key </text:span></text:span><text:span text:style-name="T7">called </text:span><text:span text:style-name="Source_20_Text"><text:span text:style-name="T7">india-payroll </text:span></text:span><text:span text:style-name="T7">for the variable </text:span><text:span text:style-name="Source_20_Text"><text:span text:style-name="T7">ami</text:span></text:span><text:span text:style-name="T7">?</text:span></text:p>
      <text:p text:style-name="P7">variable "region" {</text:p>
      <text:p text:style-name="P7">type = map</text:p>
      <text:p text:style-name="P7">default = {</text:p>
      <text:p text:style-name="P7">"us-payroll" = "us-east-1"</text:p>
      <text:p text:style-name="P7">"uk-payroll" = "eu-west-2"</text:p>
      <text:p text:style-name="P7">"india-payroll" = "ap-south-1"</text:p>
      <text:p text:style-name="P7">}</text:p>
      <text:p text:style-name="P7"/>
      <text:p text:style-name="P7">}</text:p>
      <text:p text:style-name="P7">variable "ami" {</text:p>
      <text:p text:style-name="P7">type = map</text:p>
      <text:p text:style-name="P7">default = {</text:p>
      <text:p text:style-name="P7">"us-payroll" = "ami-24e140119877avm"</text:p>
      <text:p text:style-name="P7">"uk-payroll" = "ami-35e140119877avm"</text:p>
      <text:p text:style-name="P7">"india-payroll" = "ami-55140119877avm"</text:p>
      <text:p text:style-name="P7"><text:soft-page-break/>}</text:p>
      <text:p text:style-name="P7">}</text:p>
      <text:p text:style-name="P1"><text:tab/></text:p>
      <text:p text:style-name="P4">Ans <text:s/><text:span text:style-name="T8">ami-55140119877avm</text:span></text:p>
      <text:p text:style-name="P4"><text:span text:style-name="T8"/></text:p>
      <text:p text:style-name="Text_20_body"><text:span text:style-name="T7">Now, update the </text:span><text:span text:style-name="Source_20_Text"><text:span text:style-name="T7">main.tf </text:span></text:span><text:span text:style-name="T7">of the </text:span><text:span text:style-name="Source_20_Text"><text:span text:style-name="T7">root module </text:span></text:span><text:span text:style-name="T7">to call the </text:span><text:span text:style-name="Source_20_Text"><text:span text:style-name="T7">child module </text:span></text:span><text:span text:style-name="T7">located at </text:span><text:span text:style-name="Source_20_Text"><text:span text:style-name="T7">/root/terraform-projects/modules/payroll-app</text:span></text:span><text:span text:style-name="T7">. Adhere to the following specifications:</text:span></text:p>
      <text:list xml:id="list2591508290" text:style-name="L1">
        <text:list-item>
          <text:p text:style-name="Text_20_body"><text:span text:style-name="T7">module name: </text:span><text:span text:style-name="Source_20_Text"><text:span text:style-name="T7">payroll_app</text:span></text:span></text:p>
        </text:list-item>
        <text:list-item>
          <text:p text:style-name="Text_20_body"><text:span text:style-name="T7">This module expects two mandatory arguments:<text:line-break/><text:line-break/>a. </text:span><text:span text:style-name="Source_20_Text"><text:span text:style-name="T7">app_region </text:span></text:span><text:span text:style-name="T7">- use the values from variable called </text:span><text:span text:style-name="Source_20_Text"><text:span text:style-name="T7">region</text:span></text:span><text:span text:style-name="T7"><text:line-break/><text:line-break/>b. </text:span><text:span text:style-name="Source_20_Text"><text:span text:style-name="T7">Ami </text:span></text:span><text:span text:style-name="T7">- use the values from the variable called </text:span><text:span text:style-name="Source_20_Text"><text:span text:style-name="T7">ami</text:span></text:span></text:p>
        </text:list-item>
        <text:list-item>
          <text:p text:style-name="Text_20_body"><text:span text:style-name="T7">The values for these two arguments should be selected based on the workspace you are on.<text:line-break/><text:line-break/><text:line-break/>For example, if on </text:span><text:span text:style-name="Source_20_Text"><text:span text:style-name="T7">us-payroll </text:span></text:span><text:span text:style-name="T7">workspace, the </text:span><text:span text:style-name="Source_20_Text"><text:span text:style-name="T7">app_region </text:span></text:span><text:span text:style-name="T7">should be </text:span><text:span text:style-name="Source_20_Text"><text:span text:style-name="T7">us-east-1 </text:span></text:span><text:span text:style-name="T7">and the ami </text:span><text:span text:style-name="Source_20_Text"><text:span text:style-name="T7">ami-24e140119877avm </text:span></text:span><text:span text:style-name="T7">OR for </text:span><text:span text:style-name="Source_20_Text"><text:span text:style-name="T7">uk-payroll</text:span></text:span><text:span text:style-name="T7">, the </text:span><text:span text:style-name="Source_20_Text"><text:span text:style-name="T7">app_region </text:span></text:span><text:span text:style-name="T7">should be </text:span><text:span text:style-name="Source_20_Text"><text:span text:style-name="T7">eu-west-2 </text:span></text:span><text:span text:style-name="T7">and the ami </text:span><text:span text:style-name="Source_20_Text"><text:span text:style-name="T7">ami-35e140119877avm </text:span></text:span><text:span text:style-name="T7">e.t.c .</text:span></text:p>
        </text:list-item>
      </text:list>
      <text:p text:style-name="P9"><text:span text:style-name="T7">Once ready, run </text:span><text:span text:style-name="Source_20_Text"><text:span text:style-name="T7">terraform init</text:span></text:span><text:span text:style-name="T7">. You don't have to create(</text:span><text:span text:style-name="Source_20_Text"><text:span text:style-name="T7">apply</text:span></text:span><text:span text:style-name="T7">) the resources yet!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5:24:06.634579500</meta:creation-date>
    <dc:date>2024-04-24T15:41:35.539906050</dc:date>
    <meta:editing-duration>PT17M18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3" meta:paragraph-count="47" meta:word-count="353" meta:character-count="2451" meta:non-whitespace-character-count="2139"/>
  </office:meta>
</office:document-meta>
</file>